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P1" style:family="paragraph" style:parent-style-name="Standard">
      <style:text-properties officeooo:rsid="00039427" officeooo:paragraph-rsid="00039427"/>
    </style:style>
    <style:style style:name="P2" style:family="paragraph" style:parent-style-name="Standard">
      <style:text-properties fo:font-size="12pt" officeooo:rsid="00039427" officeooo:paragraph-rsid="00039427" style:font-size-asian="12pt" style:font-size-complex="12pt"/>
    </style:style>
    <style:style style:name="P3" style:family="paragraph" style:parent-style-name="Standard">
      <style:text-properties fo:font-size="12pt" officeooo:rsid="0007ef5e" officeooo:paragraph-rsid="0007ef5e" style:font-size-asian="12pt" style:font-size-complex="12pt"/>
    </style:style>
    <style:style style:name="P4" style:family="paragraph" style:parent-style-name="Standard">
      <style:text-properties style:font-name="Droid Sans Fallback" fo:font-size="12pt" officeooo:rsid="00039427" officeooo:paragraph-rsid="00039427" style:font-name-asian="Droid Sans Fallback" style:font-size-asian="12pt" style:font-size-complex="12pt"/>
    </style:style>
    <style:style style:name="P5" style:family="paragraph" style:parent-style-name="Text_20_body">
      <style:paragraph-properties fo:text-align="center" style:justify-single-word="false"/>
      <style:text-properties fo:font-size="26pt" style:font-size-asian="26pt" style:font-size-complex="26pt"/>
    </style:style>
    <style:style style:name="P6" style:family="paragraph" style:parent-style-name="Standard">
      <style:paragraph-properties fo:margin-top="0in" fo:margin-bottom="0.1563in" style:contextual-spacing="false" style:line-height-at-least="0.25in" fo:orphans="2" fo:widows="2"/>
    </style:style>
    <style:style style:name="P7"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Droid Sans Fallback" fo:font-size="12pt" fo:letter-spacing="normal" style:font-name-asian="Droid Sans Fallback" style:font-size-asian="12pt" style:font-style-asian="normal" style:font-weight-asian="normal" style:font-size-complex="12pt"/>
    </style:style>
    <style:style style:name="P8"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fo:letter-spacing="normal"/>
    </style:style>
    <style:style style:name="P9"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fo:letter-spacing="normal" officeooo:paragraph-rsid="0010f4d9"/>
    </style:style>
    <style:style style:name="P10"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fo:letter-spacing="normal" officeooo:paragraph-rsid="0010f4d9" style:font-size-asian="12pt" style:font-style-asian="normal" style:font-weight-asian="normal"/>
    </style:style>
    <style:style style:name="P11"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12"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2a2c29" fo:font-size="12pt" fo:letter-spacing="normal" officeooo:paragraph-rsid="0010f4d9" style:font-size-asian="12pt" style:font-style-asian="normal" style:font-weight-asian="normal"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fo:padding="0in" fo:border="none"/>
    </style:style>
    <style:style style:name="P14" style:family="paragraph" style:parent-style-name="Text_20_body">
      <style:paragraph-properties fo:margin-left="0in" fo:margin-right="0in" fo:text-align="start" style:justify-single-word="false" fo:orphans="2" fo:widows="2" fo:text-indent="0in" style:auto-text-indent="false" fo:padding="0in" fo:border="none"/>
      <style:text-properties officeooo:paragraph-rsid="000aeee0"/>
    </style:style>
    <style:style style:name="P15" style:family="paragraph" style:parent-style-name="Text_20_body">
      <style:paragraph-properties fo:margin-left="0in" fo:margin-right="0in" fo:line-height="150%" fo:text-align="start" style:justify-single-word="false" fo:orphans="2" fo:widows="2" fo:text-indent="0in" style:auto-text-indent="false" fo:padding="0in" fo:border="none"/>
      <style:text-properties fo:font-size="12pt" officeooo:paragraph-rsid="001cfc6d" style:font-size-asian="12pt" style:font-size-complex="12pt"/>
    </style:style>
    <style:style style:name="P16" style:family="paragraph" style:parent-style-name="Text_20_body">
      <style:paragraph-properties fo:margin-left="0in" fo:margin-right="0in" fo:line-height="150%" fo:text-align="start" style:justify-single-word="false" fo:orphans="2" fo:widows="2" fo:text-indent="0in" style:auto-text-indent="false" fo:padding="0in" fo:border="none"/>
      <style:text-properties fo:font-size="12pt" officeooo:paragraph-rsid="001f0c4e" style:font-size-asian="12pt" style:font-size-complex="12pt"/>
    </style:style>
    <style:style style:name="P17" style:family="paragraph" style:parent-style-name="Text_20_body">
      <style:paragraph-properties fo:margin-left="0in" fo:margin-right="0in" fo:text-align="start" style:justify-single-word="false" fo:orphans="2" fo:widows="2" fo:text-indent="0in" style:auto-text-indent="false" fo:padding="0in" fo:border="none"/>
      <style:text-properties fo:font-size="12pt" officeooo:paragraph-rsid="000aeee0" style:font-size-asian="12pt" style:font-size-complex="12pt"/>
    </style:style>
    <style:style style:name="P18"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Droid Sans Fallback" fo:font-size="12pt" fo:letter-spacing="normal" style:font-name-asian="Droid Sans Fallback" style:font-size-asian="12pt" style:font-style-asian="normal" style:font-weight-asian="normal" style:font-size-complex="12pt"/>
    </style:style>
    <style:style style:name="P19" style:family="paragraph" style:parent-style-name="Text_20_body">
      <style:paragraph-properties fo:margin-left="0in" fo:margin-right="0in" fo:line-height="150%" fo:text-align="start" style:justify-single-word="false" fo:orphans="2" fo:widows="2" fo:text-indent="0in" style:auto-text-indent="false" fo:padding="0in" fo:border="none"/>
      <style:text-properties fo:font-variant="normal" fo:text-transform="none" fo:color="#000000" style:font-name="Droid Sans Fallback" fo:font-size="12pt" fo:letter-spacing="normal" officeooo:paragraph-rsid="001f0c4e" style:font-name-asian="Droid Sans Fallback" style:font-size-asian="12pt" style:font-style-asian="normal" style:font-weight-asian="normal" style:font-size-complex="12pt"/>
    </style:style>
    <style:style style:name="P20" style:family="paragraph" style:parent-style-name="Text_20_body">
      <style:paragraph-properties fo:margin-left="0in" fo:margin-right="0in" fo:line-height="150%" fo:text-align="start" style:justify-single-word="false" fo:orphans="2" fo:widows="2" fo:text-indent="0in" style:auto-text-indent="false" fo:padding="0in" fo:border="none"/>
      <style:text-properties fo:font-variant="normal" fo:text-transform="none" fo:color="#000000" style:font-name="Droid Sans Fallback" fo:font-size="12pt" fo:letter-spacing="normal" officeooo:paragraph-rsid="001f43d1" style:font-name-asian="Droid Sans Fallback" style:font-size-asian="12pt" style:font-style-asian="normal" style:font-weight-asian="normal" style:font-size-complex="12pt"/>
    </style:style>
    <style:style style:name="P21" style:family="paragraph" style:parent-style-name="Text_20_body">
      <style:paragraph-properties fo:margin-left="0in" fo:margin-right="0in" fo:text-align="start" style:justify-single-word="false" fo:orphans="2" fo:widows="2" fo:text-indent="0in" style:auto-text-indent="false" fo:padding="0in" fo:border="none"/>
      <style:text-properties officeooo:paragraph-rsid="001f0c4e"/>
    </style:style>
    <style:style style:name="T1" style:family="text">
      <style:text-properties officeooo:rsid="0004f6d6"/>
    </style:style>
    <style:style style:name="T2" style:family="text">
      <style:text-properties fo:font-variant="normal" fo:text-transform="none" fo:color="#000000" style:font-name="Droid Sans Fallback" fo:font-size="12pt" fo:letter-spacing="normal" style:font-name-asian="Droid Sans Fallback" style:font-size-asian="12pt" style:font-style-asian="normal" style:font-weight-asian="normal" style:font-size-complex="12pt"/>
    </style:style>
    <style:style style:name="T3" style:family="text">
      <style:text-properties fo:font-variant="normal" fo:text-transform="none" fo:color="#000000" style:font-name="Droid Sans Fallback" fo:letter-spacing="normal" style:font-name-asian="Droid Sans Fallback" style:font-style-asian="normal" style:font-weight-asian="normal"/>
    </style:style>
    <style:style style:name="T4" style:family="text">
      <style:text-properties fo:font-variant="normal" fo:text-transform="none" fo:color="#333333" style:font-name="arial" fo:font-size="10.5pt" fo:letter-spacing="normal" fo:font-style="normal" fo:font-weight="normal"/>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style:font-name-asian="arial" style:font-size-asian="10.5pt" style:font-style-asian="normal" style:font-weight-asian="normal"/>
    </style:style>
    <style:style style:name="T7" style:family="text">
      <style:text-properties fo:font-variant="normal" fo:text-transform="none" fo:color="#333333" fo:letter-spacing="normal" officeooo:rsid="000aeee0" style:font-name-asian="arial" style:font-size-asian="10.5pt" style:font-style-asian="normal" style:font-weight-asian="normal"/>
    </style:style>
    <style:style style:name="T8" style:family="text">
      <style:text-properties fo:font-variant="normal" fo:text-transform="none" fo:color="#333333" style:font-name="Droid Sans Fallback" fo:font-size="12pt" fo:letter-spacing="normal" fo:font-style="normal" fo:font-weight="normal" style:font-name-asian="Droid Sans Fallback" style:font-size-asian="12pt" style:font-size-complex="12pt"/>
    </style:style>
    <style:style style:name="T9" style:family="text">
      <style:text-properties fo:font-variant="normal" fo:text-transform="none" fo:color="#333333" style:font-name="Droid Sans Fallback" fo:font-size="12pt" fo:letter-spacing="normal" style:font-name-asian="Droid Sans Fallback" style:font-size-asian="12pt" style:font-style-asian="normal" style:font-weight-asian="normal" style:font-size-complex="12pt"/>
    </style:style>
    <style:style style:name="T10" style:family="text">
      <style:text-properties fo:font-variant="normal" fo:text-transform="none" fo:color="#333333" style:font-name="Droid Sans Fallback" fo:font-size="12pt" fo:letter-spacing="normal" officeooo:rsid="000a3df2" style:font-name-asian="Droid Sans Fallback" style:font-size-asian="12pt" style:font-style-asian="normal" style:font-weight-asian="normal" style:font-size-complex="12pt"/>
    </style:style>
    <style:style style:name="T11" style:family="text">
      <style:text-properties fo:font-variant="normal" fo:text-transform="none" fo:color="#136ec2" style:text-line-through-style="none" style:text-line-through-type="none" fo:letter-spacing="normal" style:text-underline-style="none" style:text-blinking="false" style:font-name-asian="arial" style:font-size-asian="10.5pt" style:font-style-asian="normal" style:font-weight-asian="normal"/>
    </style:style>
    <style:style style:name="T12" style:family="text">
      <style:text-properties fo:font-variant="normal" fo:text-transform="none" fo:color="#136ec2" style:text-line-through-style="none" style:text-line-through-type="none" style:font-name="Droid Sans Fallback" fo:font-size="12pt" fo:letter-spacing="normal" style:text-underline-style="none" style:text-blinking="false" style:font-name-asian="Droid Sans Fallback" style:font-size-asian="12pt" style:font-style-asian="normal" style:font-weight-asian="normal" style:font-size-complex="12pt"/>
    </style:style>
    <style:style style:name="T13" style:family="text">
      <style:text-properties officeooo:rsid="000aeee0"/>
    </style:style>
    <style:style style:name="T14" style:family="text">
      <style:text-properties officeooo:rsid="000c6d8d"/>
    </style:style>
    <style:style style:name="T15" style:family="text">
      <style:text-properties style:font-size-asian="12pt" style:font-style-asian="normal" style:font-weight-asian="normal"/>
    </style:style>
    <style:style style:name="T16" style:family="text">
      <style:text-properties fo:font-size="12pt" fo:font-style="normal" fo:font-weight="normal"/>
    </style:style>
    <style:style style:name="T17" style:family="text">
      <style:text-properties fo:color="#2a2c29" fo:font-size="12pt" style:font-size-asian="12pt" style:font-style-asian="normal" style:font-weight-asian="normal" style:font-size-complex="12pt"/>
    </style:style>
    <style:style style:name="T18" style:family="text">
      <style:text-properties officeooo:rsid="0015da98"/>
    </style:style>
    <style:style style:name="T19" style:family="text">
      <style:text-properties officeooo:rsid="001f43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共筑，民族梦中国梦</text:p>
      <text:p text:style-name="P4">摘要</text:p>
      <text:p text:style-name="P4"><text:tab/><text:span text:style-name="T1">2012年11月29日，出任中共中央总书记不足半个月的习近平带领一众中共中央政治局常委参观中国国家博物馆”复兴之路“的展览现场。在过程中习近平提出”中国梦“，并定义为”实现伟大复兴就是中华民族近代以来最伟大梦想“，更表示这个梦想一定能实现。</text:span></text:p>
      <text:p text:style-name="P1"/>
      <text:p text:style-name="P2">关键词：民族;主权;复兴;</text:p>
      <text:p text:style-name="P2"/>
      <text:p text:style-name="P3">引言</text:p>
      <text:p text:style-name="P7">　　落后就要挨打，发展才能自强。每个人都有理想和追求，都有自己的梦想。现在，大家都在讨论中国梦，我以为，实现中华民族伟大复兴，就是中华民族近代以来最伟大的梦想。这个梦想，凝聚了几代中国人的夙愿，体现了中华民族和中国人民的整体利益，是每一个中华儿女的共同期盼。历史告诉我们，每个人的前途命运都与国家和民族的前途命运紧密相连。国家好，民族好，大家才会好。实现中华民族伟大复兴是一项光荣而艰巨的事业，需要一代又一代中国人共同为之努力。空谈误国，实干兴邦。我们这一代共产党人一定要承前启后、继往开来，把我们的党建设好，团结全体中华儿女把我们国家建设好，把我们民族发展好，继续朝着中华民族伟大复兴的目标奋勇前进。</text:p>
      <text:p text:style-name="P21">三、复兴</text:p>
      <text:p text:style-name="P20"><text:tab/>中国梦一直都存在，并不是在今天才有，只是随着社会的发展，休闲、娱乐、消遣方式的增加而分散了一些人的专注力。那在当今的社会就要大力宣传中国梦，也是时刻警醒人们要有梦想、追寻梦想、实现梦想。那为什么建国初期，甚至是改革开发初期没有直接提出“中国梦”一词呢？难道是没有“中国梦”吗？其实不然，那时可以说每个人都有梦想，在国家的号召下，举国上下都在大力发展实业，复苏经济，每个人都想借助改革开发的步伐实现自己的梦想。</text:p>
      <text:p text:style-name="P16"><text:tab/><text:span text:style-name="T3">空谈误国，实干兴邦 。</text:span>实现伟大复兴，所说的复兴，应是复兴实业、中华文化。振兴实业，亦是振国兴邦，建国初期，受世界工业发展浪潮影响，国内也在苏联的援建下大力发展工业，但同时缺少对于核心技术的掌握，当苏联撤走全部专家的同时也带走了设计、技术资料并销毁图纸，曾辉煌的工业发展步伐因此受到了极大制约。老工业基地的辉煌是当时整体环境所赋予的，而曾经的辉煌不能代表今时今日，更不能代表未来。当今社会格局早已<text:span text:style-name="T18">今非昔比，</text:span>不可同日而语 。如今，随着互联网的发展，更多的资本倾向于进入互联网，同时相对实业的比例就将减少。实业核心技术研发成本要远远高于互联网技术成本，这就会导致中小型实业企业，甚至是大型实业企业也没有几家有胆量、有实力设立研发实验室。发展实业，首要解决的便是核心技术研发，国家不单要大力宣传实业，还要在政策上大力支持实业，为企业建立研发实验室创造良好条件，做好核心研发人员的后勤保障。</text:p>
      <text:p text:style-name="P19"><text:soft-page-break/><text:tab/></text:p>
      <text:p text:style-name="P7"/>
      <text:p text:style-name="P7">一、民族自尊</text:p>
      <text:p text:style-name="P13"><text:span text:style-name="T2"><text:tab/></text:span><text:span text:style-name="T8">1983</text:span><text:span text:style-name="T9">年</text:span><text:span text:style-name="T8">6</text:span><text:span text:style-name="T9">月，中国加入了《南极条约》。在《南极条约》下，分为协商国和缔约国——后者在南极国际事务中享有发言权，但没有表决权和决策权。由于并未在南极建立考察站，中国被归入了缔约国。 当年</text:span><text:span text:style-name="T8">9</text:span><text:span text:style-name="T9">月，第十二次《南极条约》协商国会议在澳大利亚</text:span><text:a xlink:type="simple" xlink:href="http://baike.baidu.com/item/堪培拉" office:target-frame-name="_blank" xlink:show="new"><text:span text:style-name="T12">堪培拉</text:span></text:a><text:span text:style-name="T9">召开。包括</text:span><text:a xlink:type="simple" xlink:href="http://baike.baidu.com/item/郭琨/10478757" office:target-frame-name="_blank" xlink:show="new"><text:span text:style-name="T12">郭琨</text:span></text:a><text:span text:style-name="T9">在内的中国代表团一行三人，首次以观察员的身份出席。然而，“每当会议讨论到实质性内容和进入议程表决时，会议主席即宣布：缔约国请到会议厅外面喝咖啡。而且事后连表决的结果也不通告。”</text:span><text:span text:style-name="T6">郭琨的民族自尊心受到强烈的刺激</text:span><text:span text:style-name="T9">，他表示中国不在南极建立自己的考察站，绝不在参加这种会议。</text:span></text:p>
      <text:p text:style-name="P13"><text:span text:style-name="T9"><text:tab/></text:span><text:span text:style-name="T10">1984年11月20日上午10时，中国首次南极考察队乘坐</text:span><text:span text:style-name="T5">“</text:span><text:span text:style-name="T6">向阳红</text:span><text:span text:style-name="T4">10”</text:span><text:span text:style-name="T6">号船和“</text:span><text:span text:style-name="T4">J121”</text:span><text:span text:style-name="T6">船，连同之前四个多月筹备的</text:span><text:span text:style-name="T4">500</text:span><text:span text:style-name="T6">多吨共千余种各类建站物资，从上海起航，开始了远征南极的旅程。</text:span><text:span text:style-name="T4">12</text:span><text:span text:style-name="T6">月</text:span><text:span text:style-name="T4">25</text:span><text:span text:style-name="T6">日</text:span><text:span text:style-name="T4">12</text:span><text:span text:style-name="T6">时</text:span><text:span text:style-name="T4">31</text:span><text:span text:style-name="T6">分，“向阳红</text:span><text:span text:style-name="T4">10”</text:span><text:span text:style-name="T6">号船驶入南纬</text:span><text:span text:style-name="T4">60</text:span><text:span text:style-name="T6">度——根据《南极条约》的规定，这便意味着我国的船只第一次驶入了南极，我国首次自己组织的南极考察队抵达了南极。</text:span><text:span text:style-name="T4">1985</text:span><text:span text:style-name="T6">年</text:span><text:span text:style-name="T4">2</text:span><text:span text:style-name="T6">月</text:span><text:span text:style-name="T4">14</text:span><text:span text:style-name="T6">日晚</text:span><text:span text:style-name="T4">22</text:span><text:span text:style-name="T6">点（当地时间，北京时间</text:span><text:span text:style-name="T4">15</text:span><text:span text:style-name="T6">日上午</text:span><text:span text:style-name="T4">10</text:span><text:span text:style-name="T6">点），中国南极长城站的建设全部完成，我国第一个南极考察站已经崛起在南极洲</text:span><text:a xlink:type="simple" xlink:href="http://baike.baidu.com/item/乔治岛/11029453" office:target-frame-name="_blank" xlink:show="new"><text:span text:style-name="T11">乔治岛</text:span></text:a><text:span text:style-name="T6">的土地上。</text:span></text:p>
      <text:p text:style-name="P6"><text:span text:style-name="T4">1985</text:span><text:span text:style-name="T6">年</text:span><text:span text:style-name="T4">2</text:span><text:span text:style-name="T6">月</text:span><text:span text:style-name="T4">20</text:span><text:span text:style-name="T6">日上午（当地时间），</text:span><text:a xlink:type="simple" xlink:href="http://baike.baidu.com/item/南极长城站/6669611" office:target-frame-name="_blank" xlink:show="new"><text:span text:style-name="T11">南极长城站</text:span></text:a><text:span text:style-name="T6">落成典礼在大雪纷飞中举行。这标志着我国南极科学考察进入一个新阶段。</text:span></text:p>
      <text:p text:style-name="P11">为了筹建长城站，他呕心沥血，长城站落成时，这位作风凌厉的男子汉也流泪了。</text:p>
      <text:p text:style-name="P11">二、捍卫</text:p>
      <text:p text:style-name="P14"><text:span text:style-name="T6"><text:tab/></text:span><text:span text:style-name="T7">1997年7月1日香港回归，</text:span><text:a xlink:type="simple" xlink:href="http://baike.baidu.com/item/中华人民共和国" office:target-frame-name="_blank" xlink:show="new">中华人民共和国</text:a>政府对<text:a xlink:type="simple" xlink:href="http://baike.baidu.com/item/香港/128775" office:target-frame-name="_blank" xlink:show="new">香港</text:a>恢复行使主权。时任外交官安文彬，中英香港政权交接仪式，单就为了要在<text:span text:style-name="T13">7月1日的零时零分零秒香港回归中国国旗升起来，</text:span>就谈了十六轮<text:span text:style-name="T13">。英国人在开始时就说，“1984年签订的《中英两国政府联合声明》中说香港的主权于1997年7月1日回归中国，但没有写明是在7月1号的零时零分零秒”。中方答复，“按照我们的解读，我们的理解，而且这就是公理，就是7月1日的零时零分零秒中国的国旗升起，香港的主权回归中国。”，</text:span>英国大使提出，关于零时零分零秒，中国的国旗升起，是一个学术命题，在实际操作上是不可能的。安文彬先生斩钉截铁地告诉他，“中国人能，我们有四大发明，我们完全可以让我们的国旗在香港<text:span text:style-name="T14">7月1日的零时零分零秒升起”。最后英方提出各让一秒，英国国旗将于6月30日晚上11点59分59秒降下来，至于中国国旗什么时候升起来，这不是我的事。安文彬听到这一番辩解之后实在忍无可忍，站起对戴维斯大使说，“香港被英国殖民者掠走占有一百五十多年，中国人强忍心头的痛，今天香港的主权终于要回归中国了，我们只要求你给我们两秒钟，指挥棒抬起一秒落下一秒，这就是我争取的两秒”。最后戴维斯表态，英国的国旗可以在6月30日晚上11点59分58秒以前降下来。</text:span></text:p>
      <text:p text:style-name="P17"/>
      <text:p text:style-name="P15">（一带一路政策，给实业了机遇，同时也为研发核心技术创造了有利条件。一带一路与实业的结合或实业与互联网的融合，都将改变实业格局。）</text:p>
      <text:p text:style-name="P8"><text:span text:style-name="T15"><text:tab/>个人梦和国家梦，有内在联系，这就是个人的奋斗离不开国家，离不开国家梦的实现。同时，国家梦的实现，特别是中华民族伟大复兴的实现，又有赖于每一个人最大限度地把自</text:span><text:soft-page-break/><text:span text:style-name="T15">己的聪明才智和创造力发挥出来。所以，为了实现这样一个梦想，要在全社会中营造一种氛围，把全民族的梦想和追求凝聚在一起。只有</text:span><text:span text:style-name="T16">13</text:span><text:span text:style-name="T15">亿人的智慧和力量汇集成不可战胜的磅礴力量，才能把历经苦难而又生生不息的中华民族送达梦想的彼岸，让每个人在“国家好，民族好，大家才会好”的逻辑中梦想成真。</text:span></text:p>
      <text:p text:style-name="P10">有自信方能实现自强。人们常用“前途光明”、“道路曲折”警示圆梦之途的过程艰辛。“中国梦”不是乌托邦式的“桃源梦”，而是惠及民生的幸福梦，民族振兴的强国梦，每一个中国人都是“梦之队”不可或缺的一员。</text:p>
      <text:p text:style-name="P9">「参考文献」</text:p>
      <text:p text:style-name="P9">新华网， <text:bookmark text:name="title"/><text:span text:style-name="T17">习近平：承前启后 继往开来 继续朝着中华民族伟大复兴目标奋勇前进</text:span></text:p>
      <text:p text:style-name="P12">朗读者，</text:p>
      <text:p text:style-name="P12">三个太阳</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22:33:31.853322829</meta:creation-date>
    <dc:date>2017-05-06T01:28:21.243864772</dc:date>
    <meta:editing-duration>PT55M19S</meta:editing-duration>
    <meta:editing-cycles>15</meta:editing-cycles>
    <meta:generator>LibreOffice/4.2.8.2$Linux_X86_64 LibreOffice_project/420m0$Build-2</meta:generator>
    <meta:document-statistic meta:table-count="0" meta:image-count="0" meta:object-count="0" meta:page-count="3" meta:paragraph-count="24" meta:word-count="2542" meta:character-count="2622" meta:non-whitespace-character-count="2606"/>
  </office:meta>
</office:document-meta>
</file>